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28in"/>
    </style:style>
    <style:style style:name="co3" style:family="table-column">
      <style:table-column-properties fo:break-before="auto" style:column-width="4.3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phrase</text:p>
          </table:table-cell>
          <table:table-cell table:style-name="Default" office:value-type="string" calcext:value-type="string">
            <text:p>ques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/>
          <table:table-cell office:value-type="string" calcext:value-type="string">
            <text:p>Ship was what I heard, but maybe I misunderstood.</text:p>
          </table:table-cell>
          <table:table-cell table:style-name="ce2" office:value-type="string" calcext:value-type="string">
            <text:p>X was what I heard, but maybe I misunderstood.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Sheep might have been what they meant, but it wasn’t clear.</text:p>
          </table:table-cell>
          <table:table-cell table:style-name="ce2" office:value-type="string" calcext:value-type="string">
            <text:p>X might have been what they meant, but it wasn’t clear.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Pool was the word I caught, though it could’ve been something else.</text:p>
          </table:table-cell>
          <table:table-cell table:style-name="ce2" office:value-type="string" calcext:value-type="string">
            <text:p>X was the word I caught, though it could’ve been something else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Pull might’ve been what they were talking about, but I’m unsure</text:p>
          </table:table-cell>
          <table:table-cell office:value-type="string" calcext:value-type="string">
            <text:p>X might’ve been what they were talking about, but I’m unsur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Cut was the word used, but it seemed odd in context.</text:p>
          </table:table-cell>
          <table:table-cell office:value-type="string" calcext:value-type="string">
            <text:p>X was the word used, but it seemed odd in context.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Cot could’ve been the intention, but I wasn’t sure.</text:p>
          </table:table-cell>
          <table:table-cell office:value-type="string" calcext:value-type="string">
            <text:p>X could’ve been the intention, but I wasn’t sure.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I thought they said something about peel.</text:p>
          </table:table-cell>
          <table:table-cell office:value-type="string" calcext:value-type="string">
            <text:p>I thought they said something about X.</text:p>
          </table:table-cell>
          <table:table-cell office:value-type="string" calcext:value-type="string">
            <text:p>peel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I think the phrase ended with full.</text:p>
          </table:table-cell>
          <table:table-cell office:value-type="string" calcext:value-type="string">
            <text:p>I think the phrase ended with X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The word on the sign was pill.</text:p>
          </table:table-cell>
          <table:table-cell office:value-type="string" calcext:value-type="string">
            <text:p>The word on the sign was X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table:style-name="Default" office:value-type="string" calcext:value-type="string">
            <text:p>No, the text message definitely said fool.</text:p>
          </table:table-cell>
          <table:table-cell table:style-name="Default" office:value-type="string" calcext:value-type="string">
            <text:p>No, the text message definitely said X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I thought they ended their sentence with rut</text:p>
          </table:table-cell>
          <table:table-cell office:value-type="string" calcext:value-type="string">
            <text:p>I thought they ended their sentence with X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It sounded like the last word they said was rot.</text:p>
          </table:table-cell>
          <table:table-cell office:value-type="string" calcext:value-type="string">
            <text:p>It sounded like the last word they said was X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The word bean seemed important to the instructions.</text:p>
          </table:table-cell>
          <table:table-cell office:value-type="string" calcext:value-type="string">
            <text:p>The word X seemed important to the instructions.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She kept mentioning bin during the conversation.</text:p>
          </table:table-cell>
          <table:table-cell office:value-type="string" calcext:value-type="string">
            <text:p>She kept mentioning X during the conversation.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The speaker mentioned wood, or at least something similar.</text:p>
          </table:table-cell>
          <table:table-cell office:value-type="string" calcext:value-type="string">
            <text:p>The speaker mentioned X, or at least something similar.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The word wooed was what she was trying to write</text:p>
          </table:table-cell>
          <table:table-cell office:value-type="string" calcext:value-type="string">
            <text:p>The word X was what she was trying to write</text:p>
          </table:table-cell>
          <table:table-cell office:value-type="string" calcext:value-type="string">
            <text:p>wooed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The phrase had dull somewhere in the middle of it.</text:p>
          </table:table-cell>
          <table:table-cell office:value-type="string" calcext:value-type="string">
            <text:p>The phrase had X somewhere in the middle of it.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I saw doll written on the note pad.</text:p>
          </table:table-cell>
          <table:table-cell office:value-type="string" calcext:value-type="string">
            <text:p>I saw X written on the note pad.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doll was what I heard, but maybe I misunderstood.</text:p>
          </table:table-cell>
          <table:table-cell table:style-name="ce2" office:value-type="string" calcext:value-type="string">
            <text:p>X was what I heard, but maybe I misunderstood.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dull might have been what they meant, but it wasn’t clear.</text:p>
          </table:table-cell>
          <table:table-cell table:style-name="ce2" office:value-type="string" calcext:value-type="string">
            <text:p>X might have been what they meant, but it wasn’t clear.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Wood was the word I caught, though it could’ve been something else.</text:p>
          </table:table-cell>
          <table:table-cell table:style-name="ce2" office:value-type="string" calcext:value-type="string">
            <text:p>X was the word I caught, though it could’ve been something else.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Wooed might’ve been what they were talking about, but I’m unsure</text:p>
          </table:table-cell>
          <table:table-cell office:value-type="string" calcext:value-type="string">
            <text:p>X might’ve been what they were talking about, but I’m unsure</text:p>
          </table:table-cell>
          <table:table-cell office:value-type="string" calcext:value-type="string">
            <text:p>wooed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bean was the word used, but it seemed odd in context.</text:p>
          </table:table-cell>
          <table:table-cell office:value-type="string" calcext:value-type="string">
            <text:p>X was the word used, but it seemed odd in context.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bin could’ve been the intention, but I wasn’t sure.</text:p>
          </table:table-cell>
          <table:table-cell office:value-type="string" calcext:value-type="string">
            <text:p>X could’ve been the intention, but I wasn’t sure.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I thought they said something about rot.</text:p>
          </table:table-cell>
          <table:table-cell office:value-type="string" calcext:value-type="string">
            <text:p>I thought they said something about X.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I think the phrase ended with rut.</text:p>
          </table:table-cell>
          <table:table-cell office:value-type="string" calcext:value-type="string">
            <text:p>I think the phrase ended with X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The word on the sign was ship.</text:p>
          </table:table-cell>
          <table:table-cell office:value-type="string" calcext:value-type="string">
            <text:p>The word on the sign was X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table:style-name="Default" office:value-type="string" calcext:value-type="string">
            <text:p>No, the text message definitely said sheep.</text:p>
          </table:table-cell>
          <table:table-cell table:style-name="Default" office:value-type="string" calcext:value-type="string">
            <text:p>No, the text message definitely said X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I thought they ended their sentence with pool</text:p>
          </table:table-cell>
          <table:table-cell office:value-type="string" calcext:value-type="string">
            <text:p>I thought they ended their sentence with X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It sounded like the last word they said was pull.</text:p>
          </table:table-cell>
          <table:table-cell office:value-type="string" calcext:value-type="string">
            <text:p>It sounded like the last word they said was X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The word cut seemed important to the instructions.</text:p>
          </table:table-cell>
          <table:table-cell office:value-type="string" calcext:value-type="string">
            <text:p>The word X seemed important to the instructions.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She kept mentioning cot during the conversation.</text:p>
          </table:table-cell>
          <table:table-cell office:value-type="string" calcext:value-type="string">
            <text:p>She kept mentioning X during the conversation.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The speaker mentioned peel, or at least something similar.</text:p>
          </table:table-cell>
          <table:table-cell office:value-type="string" calcext:value-type="string">
            <text:p>The speaker mentioned X, or at least something similar.</text:p>
          </table:table-cell>
          <table:table-cell office:value-type="string" calcext:value-type="string">
            <text:p>peel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The word pill was what she was trying to write</text:p>
          </table:table-cell>
          <table:table-cell office:value-type="string" calcext:value-type="string">
            <text:p>The word X was what she was trying to write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The phrase had fool somewhere in the middle of it.</text:p>
          </table:table-cell>
          <table:table-cell office:value-type="string" calcext:value-type="string">
            <text:p>The phrase had X somewhere in the middle of it.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I saw full written on the note pad.</text:p>
          </table:table-cell>
          <table:table-cell office:value-type="string" calcext:value-type="string">
            <text:p>I saw X written on the note pad.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clarity</text:p>
          </table:table-cell>
        </table:table-row>
        <table:table-row table:style-name="ro1">
          <table:table-cell/>
          <table:table-cell office:value-type="string" calcext:value-type="string">
            <text:p>Cut was what I heard, but maybe I misunderstood.</text:p>
          </table:table-cell>
          <table:table-cell table:style-name="ce2" office:value-type="string" calcext:value-type="string">
            <text:p>X was what I heard, but maybe I misunderstood.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cot might have been what they meant, but it wasn’t clear.</text:p>
          </table:table-cell>
          <table:table-cell table:style-name="ce2" office:value-type="string" calcext:value-type="string">
            <text:p>X might have been what they meant, but it wasn’t clear.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rut was the word I caught, though it could’ve been something else.</text:p>
          </table:table-cell>
          <table:table-cell table:style-name="ce2" office:value-type="string" calcext:value-type="string">
            <text:p>X was the word I caught, though it could’ve been something else.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rot might’ve been what they were talking about, but I’m unsure</text:p>
          </table:table-cell>
          <table:table-cell office:value-type="string" calcext:value-type="string">
            <text:p>X might’ve been what they were talking about, but I’m unsure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bin was the word used, but it seemed odd in context.</text:p>
          </table:table-cell>
          <table:table-cell office:value-type="string" calcext:value-type="string">
            <text:p>X was the word used, but it seemed odd in context.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Bean could’ve been the intention, but I wasn’t sure.</text:p>
          </table:table-cell>
          <table:table-cell office:value-type="string" calcext:value-type="string">
            <text:p>X could’ve been the intention, but I wasn’t sure.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I thought they said something about dull.</text:p>
          </table:table-cell>
          <table:table-cell office:value-type="string" calcext:value-type="string">
            <text:p>I thought they said something about X.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I think the phrase ended with ship.</text:p>
          </table:table-cell>
          <table:table-cell office:value-type="string" calcext:value-type="string">
            <text:p>I think the phrase ended with X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The word on the sign was doll.</text:p>
          </table:table-cell>
          <table:table-cell office:value-type="string" calcext:value-type="string">
            <text:p>The word on the sign was X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table:style-name="Default" office:value-type="string" calcext:value-type="string">
            <text:p>No, the text message definitely said sheep.</text:p>
          </table:table-cell>
          <table:table-cell table:style-name="Default" office:value-type="string" calcext:value-type="string">
            <text:p>No, the text message definitely said X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I thought they ended their sentence with full</text:p>
          </table:table-cell>
          <table:table-cell office:value-type="string" calcext:value-type="string">
            <text:p>I thought they ended their sentence with X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It sounded like the last word they said was fool.</text:p>
          </table:table-cell>
          <table:table-cell office:value-type="string" calcext:value-type="string">
            <text:p>It sounded like the last word they said was X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The word pool seemed important to the instructions.</text:p>
          </table:table-cell>
          <table:table-cell office:value-type="string" calcext:value-type="string">
            <text:p>The word X seemed important to the instruction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She kept mentioning pull during the conversation.</text:p>
          </table:table-cell>
          <table:table-cell office:value-type="string" calcext:value-type="string">
            <text:p>She kept mentioning X during the conversation.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The speaker mentioned wood, or at least something similar.</text:p>
          </table:table-cell>
          <table:table-cell office:value-type="string" calcext:value-type="string">
            <text:p>The speaker mentioned X, or at least something similar.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The word wooed was what she was trying to write</text:p>
          </table:table-cell>
          <table:table-cell office:value-type="string" calcext:value-type="string">
            <text:p>The word X was what she was trying to write</text:p>
          </table:table-cell>
          <table:table-cell office:value-type="string" calcext:value-type="string">
            <text:p>wooed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The phrase had peel somewhere in the middle of it.</text:p>
          </table:table-cell>
          <table:table-cell office:value-type="string" calcext:value-type="string">
            <text:p>The phrase had X somewhere in the middle of it.</text:p>
          </table:table-cell>
          <table:table-cell office:value-type="string" calcext:value-type="string">
            <text:p>peel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I saw pill written on the note pad.</text:p>
          </table:table-cell>
          <table:table-cell office:value-type="string" calcext:value-type="string">
            <text:p>I saw X written on the note pad.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/>
          <table:table-cell office:value-type="string" calcext:value-type="string">
            <text:p>full was what I heard, but maybe I misunderstood.</text:p>
          </table:table-cell>
          <table:table-cell table:style-name="ce2" office:value-type="string" calcext:value-type="string">
            <text:p>X was what I heard, but maybe I misunderstood.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pull might have been what they meant, but it wasn’t clear.</text:p>
          </table:table-cell>
          <table:table-cell table:style-name="ce2" office:value-type="string" calcext:value-type="string">
            <text:p>X might have been what they meant, but it wasn’t clear.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rut was the word I caught, though it could’ve been something else.</text:p>
          </table:table-cell>
          <table:table-cell table:style-name="ce2" office:value-type="string" calcext:value-type="string">
            <text:p>X was the word I caught, though it could’ve been something else.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rot might’ve been what they were talking about, but I’m unsure</text:p>
          </table:table-cell>
          <table:table-cell office:value-type="string" calcext:value-type="string">
            <text:p>X might’ve been what they were talking about, but I’m unsure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peel was the word used, but it seemed odd in context.</text:p>
          </table:table-cell>
          <table:table-cell office:value-type="string" calcext:value-type="string">
            <text:p>X was the word used, but it seemed odd in context.</text:p>
          </table:table-cell>
          <table:table-cell office:value-type="string" calcext:value-type="string">
            <text:p>peel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Pill could’ve been the intention, but I wasn’t sure.</text:p>
          </table:table-cell>
          <table:table-cell office:value-type="string" calcext:value-type="string">
            <text:p>X could’ve been the intention, but I wasn’t sure.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I thought they said something about fool.</text:p>
          </table:table-cell>
          <table:table-cell office:value-type="string" calcext:value-type="string">
            <text:p>I thought they said something about X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I think the phrase ended with pool.</text:p>
          </table:table-cell>
          <table:table-cell office:value-type="string" calcext:value-type="string">
            <text:p>I think the phrase ended with X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The word on the sign was sheep.</text:p>
          </table:table-cell>
          <table:table-cell office:value-type="string" calcext:value-type="string">
            <text:p>The word on the sign was X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table:style-name="Default" office:value-type="string" calcext:value-type="string">
            <text:p>No, the text message definitely said ship.</text:p>
          </table:table-cell>
          <table:table-cell table:style-name="Default" office:value-type="string" calcext:value-type="string">
            <text:p>No, the text message definitely said X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I thought they ended their sentence with dull</text:p>
          </table:table-cell>
          <table:table-cell office:value-type="string" calcext:value-type="string">
            <text:p>I thought they ended their sentence with X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It sounded like the last word they said was doll.</text:p>
          </table:table-cell>
          <table:table-cell office:value-type="string" calcext:value-type="string">
            <text:p>It sounded like the last word they said was X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The word wood seemed important to the instructions.</text:p>
          </table:table-cell>
          <table:table-cell office:value-type="string" calcext:value-type="string">
            <text:p>The word X seemed important to the instructions.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She kept mentioning wooed during the conversation.</text:p>
          </table:table-cell>
          <table:table-cell office:value-type="string" calcext:value-type="string">
            <text:p>She kept mentioning X during the conversation.</text:p>
          </table:table-cell>
          <table:table-cell office:value-type="string" calcext:value-type="string">
            <text:p>wooed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The speaker mentioned bean, or at least something similar.</text:p>
          </table:table-cell>
          <table:table-cell office:value-type="string" calcext:value-type="string">
            <text:p>The speaker mentioned X, or at least something similar.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The word bin was what she was trying to write</text:p>
          </table:table-cell>
          <table:table-cell office:value-type="string" calcext:value-type="string">
            <text:p>The word X was what she was trying to writ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The phrase had cot somewhere in the middle of it.</text:p>
          </table:table-cell>
          <table:table-cell office:value-type="string" calcext:value-type="string">
            <text:p>The phrase had X somewhere in the middle of it.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emphasis</text:p>
          </table:table-cell>
        </table:table-row>
        <table:table-row table:style-name="ro1">
          <table:table-cell/>
          <table:table-cell office:value-type="string" calcext:value-type="string">
            <text:p>I saw cut written on the note pad.</text:p>
          </table:table-cell>
          <table:table-cell office:value-type="string" calcext:value-type="string">
            <text:p>I saw X written on the note pad.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mphas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6:49:44.975796963</meta:creation-date>
    <dc:date>2024-12-09T19:55:22.985156514</dc:date>
    <meta:editing-duration>PT51M8S</meta:editing-duration>
    <meta:editing-cycles>6</meta:editing-cycles>
    <meta:generator>LibreOffice/7.3.7.2$Linux_X86_64 LibreOffice_project/30$Build-2</meta:generator>
    <meta:document-statistic meta:table-count="1" meta:cell-count="293" meta:object-count="0"/>
    <meta:user-defined meta:name=""/>
  </office:meta>
</office:document-meta>
</file>